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officeooo:rsid="000b8939" officeooo:paragraph-rsid="000b8939"/>
    </style:style>
    <style:style style:name="P2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officeooo:rsid="000b8939" officeooo:paragraph-rsid="000b8939"/>
    </style:style>
    <style:style style:name="P3" style:family="paragraph" style:parent-style-name="Standard">
      <style:paragraph-properties fo:text-align="start" style:justify-single-word="false"/>
      <style:text-properties style:font-name="Arial1" officeooo:paragraph-rsid="000b8939"/>
    </style:style>
    <style:style style:name="P4" style:family="paragraph" style:parent-style-name="Standard">
      <style:paragraph-properties fo:text-align="start" style:justify-single-word="false"/>
      <style:text-properties style:font-name="Arial1" style:text-underline-style="none" officeooo:rsid="000b8939" officeooo:paragraph-rsid="000b8939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letter-spacing="normal" fo:font-style="normal" fo:font-weight="normal" officeooo:paragraph-rsid="000b8939" style:font-size-asian="12pt" style:font-size-complex="12pt" loext:padding="0cm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letter-spacing="normal" fo:font-style="normal" fo:font-weight="normal" officeooo:rsid="000c1de7" officeooo:paragraph-rsid="000c1de7" style:font-size-asian="12pt" style:font-size-complex="12pt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letter-spacing="normal" fo:font-style="normal" fo:font-weight="normal" officeooo:rsid="000e3113" officeooo:paragraph-rsid="000e3113" style:font-size-asian="12pt" style:font-size-complex="12pt" loext:padding="0cm" loext:border="none"/>
    </style:style>
    <style:style style:name="T1" style:family="text"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T2" style:family="text">
      <style:text-properties fo:font-variant="normal" fo:text-transform="none" fo:font-size="12pt" fo:letter-spacing="normal" style:font-size-asian="12pt" style:font-size-complex="12pt" loext:padding="0cm" loext:border="none"/>
    </style:style>
    <style:style style:name="T3" style:family="text">
      <style:text-properties officeooo:rsid="000d6cf6"/>
    </style:style>
    <style:style style:name="T4" style:family="text">
      <style:text-properties officeooo:rsid="000e3113"/>
    </style:style>
    <style:style style:name="T5" style:family="text">
      <style:text-properties officeooo:rsid="000f1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4</text:p>
      <text:p text:style-name="P1"/>
      <text:p text:style-name="P1"/>
      <text:p text:style-name="P2">Exercice 1 :</text:p>
      <text:p text:style-name="P2"/>
      <text:p text:style-name="P4">1) Les surcharges admises sont :</text:p>
      <text:p text:style-name="P3"><text:bookmark text:name="page3R_mcid38"/><text:span text:style-name="T1">public void test() {}</text:span><text:bookmark text:name="page3R_mcid39"/><text:span text:style-name="T2"> </text:span><text:bookmark text:name="page3R_mcid40"/><text:span text:style-name="T1"><text:line-break/>public void test(double a) {}</text:span><text:bookmark text:name="page3R_mcid41"/><text:span text:style-name="T2"> </text:span><text:bookmark text:name="page3R_mcid42"/><text:span text:style-name="T1"><text:line-break/>public void test(int a, int b) {}</text:span></text:p>
      <text:p text:style-name="P5"/>
      <text:p text:style-name="P6">2) Le code ne compilera pas à cause du <text:span text:style-name="T5">type, il faudrait enlever le void</text:span></text:p>
      <text:p text:style-name="P6"/>
      <text:p text:style-name="P6">3) <text:span text:style-name="T3">Dans unTest = new Test(), il manque </text:span><text:span text:style-name="T4">le paramètre b</text:span></text:p>
      <text:p text:style-name="P7">La méthode donneC ne doit pas être en static </text:p>
      <text:p text:style-name="P7">La variable c n’est pas initialis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4:06:12.799693961</meta:creation-date>
    <dc:date>2023-03-01T14:46:45.572802974</dc:date>
    <meta:editing-duration>PT39M59S</meta:editing-duration>
    <meta:editing-cycles>5</meta:editing-cycles>
    <meta:generator>LibreOffice/7.4.4.2$Linux_X86_64 LibreOffice_project/40$Build-2</meta:generator>
    <meta:document-statistic meta:table-count="0" meta:image-count="0" meta:object-count="0" meta:page-count="1" meta:paragraph-count="8" meta:word-count="67" meta:character-count="338" meta:non-whitespace-character-count="276"/>
  </office:meta>
</office:document-meta>
</file>